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aef3b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ae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4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Modifier les données d’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4">Modifier les données d’un membre ou supprimer un favori (supprimer un commentaire ? Une réponse ou une question?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6">1. Le membre sélectionne aller sur son compte perso</text:p>
                  <text:p text:style-name="P6">2. Le système affiche la page du compte</text:p>
                  <text:p text:style-name="P6">3. Le membre sélectionne modifier/supprimer pour telle ou telle partie</text:p>
                  <text:p text:style-name="P6">4. Le système lui permet d’éditer le champ ou le supprime (hors champs obligatoires)</text:p>
                  <text:p text:style-name="P6">5. Le membre valide </text:p>
                  <text:p text:style-name="P6">6. Le système ré-affiche la page avec message de confirmation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5a. Le membre a supprimé un champ obligatoire, ou rentré une donnée non conforme → message d’erreur, <text:span text:style-name="T7">et modif non prise en compte</text:span></text:p>
                  <text:p text:style-name="P7"><text:span text:style-name="T5">5b. Le membre a remplacé son pseudo par un déjà utilisé → message déjà pris </text:span><text:span text:style-name="T6">et modif non prise en compt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modification/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8T17:05:39.072000000</dc:date>
    <meta:editing-duration>PT14M7S</meta:editing-duration>
    <meta:editing-cycles>6</meta:editing-cycles>
    <meta:document-statistic meta:table-count="4" meta:image-count="0" meta:object-count="0" meta:page-count="1" meta:paragraph-count="27" meta:word-count="195" meta:character-count="1181" meta:non-whitespace-character-count="1011"/>
  </office:meta>
</office:document-meta>
</file>